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13811f" officeooo:paragraph-rsid="0013811f" style:font-weight-asian="bold" style:font-weight-complex="bold"/>
    </style:style>
    <style:style style:name="P2" style:family="paragraph" style:parent-style-name="Text_20_body">
      <style:text-properties fo:font-weight="normal" officeooo:rsid="000d8b86" officeooo:paragraph-rsid="000d8b86" style:font-weight-asian="normal" style:font-weight-complex="normal"/>
    </style:style>
    <style:style style:name="P3" style:family="paragraph" style:parent-style-name="Text_20_body">
      <style:text-properties fo:font-weight="normal" officeooo:rsid="0013811f" officeooo:paragraph-rsid="0013811f" style:font-weight-asian="normal" style:font-weight-complex="normal"/>
    </style:style>
    <style:style style:name="P4" style:family="paragraph" style:parent-style-name="Text_20_body">
      <style:text-properties fo:font-weight="normal" officeooo:rsid="00149bb9" officeooo:paragraph-rsid="00149bb9" style:font-weight-asian="normal" style:font-weight-complex="normal"/>
    </style:style>
    <style:style style:name="P5" style:family="paragraph" style:parent-style-name="Text_20_body">
      <style:text-properties fo:font-weight="normal" officeooo:rsid="001648a9" officeooo:paragraph-rsid="00149bb9" style:font-weight-asian="normal" style:font-weight-complex="normal"/>
    </style:style>
    <style:style style:name="P6" style:family="paragraph" style:parent-style-name="Text_20_body">
      <style:text-properties fo:font-weight="normal" officeooo:rsid="00183b82" officeooo:paragraph-rsid="00183b82" style:font-weight-asian="normal" style:font-weight-complex="normal"/>
    </style:style>
    <style:style style:name="P7" style:family="paragraph" style:parent-style-name="Text_20_body">
      <style:text-properties officeooo:paragraph-rsid="000d8b86"/>
    </style:style>
    <style:style style:name="P8" style:family="paragraph" style:parent-style-name="Text_20_body">
      <style:text-properties officeooo:rsid="0011a308" officeooo:paragraph-rsid="0011a308"/>
    </style:style>
    <style:style style:name="P9" style:family="paragraph" style:parent-style-name="Text_20_body">
      <style:text-properties officeooo:paragraph-rsid="0013811f"/>
    </style:style>
    <style:style style:name="P10" style:family="paragraph" style:parent-style-name="Text_20_body">
      <style:text-properties officeooo:rsid="0013a736" officeooo:paragraph-rsid="0013a736"/>
    </style:style>
    <style:style style:name="P11" style:family="paragraph" style:parent-style-name="Text_20_body">
      <style:text-properties officeooo:paragraph-rsid="00149bb9"/>
    </style:style>
    <style:style style:name="P12" style:family="paragraph" style:parent-style-name="Text_20_body">
      <style:text-properties officeooo:rsid="001648a9" officeooo:paragraph-rsid="001648a9"/>
    </style:style>
    <style:style style:name="P13" style:family="paragraph" style:parent-style-name="Text_20_body">
      <style:text-properties officeooo:rsid="00183b82" officeooo:paragraph-rsid="00183b82"/>
    </style:style>
    <style:style style:name="P14" style:family="paragraph" style:parent-style-name="Text_20_body">
      <style:text-properties officeooo:paragraph-rsid="000be74a"/>
    </style:style>
    <style:style style:name="P15" style:family="paragraph" style:parent-style-name="Text_20_body">
      <style:text-properties officeooo:rsid="001aa048" officeooo:paragraph-rsid="001aa048"/>
    </style:style>
    <style:style style:name="P16" style:family="paragraph" style:parent-style-name="Text_20_body">
      <style:text-properties officeooo:rsid="001aa048" officeooo:paragraph-rsid="001c717e"/>
    </style:style>
    <style:style style:name="P17" style:family="paragraph" style:parent-style-name="Text_20_body">
      <style:text-properties officeooo:paragraph-rsid="001c717e"/>
    </style:style>
    <style:style style:name="P18" style:family="paragraph" style:parent-style-name="Text_20_body">
      <style:text-properties officeooo:rsid="002a934f" officeooo:paragraph-rsid="002a934f"/>
    </style:style>
    <style:style style:name="P19" style:family="paragraph" style:parent-style-name="Standard">
      <style:text-properties officeooo:rsid="001aa048" officeooo:paragraph-rsid="001aa048"/>
    </style:style>
    <style:style style:name="P20" style:family="paragraph" style:parent-style-name="Standard">
      <style:text-properties officeooo:rsid="001c717e" officeooo:paragraph-rsid="001c717e"/>
    </style:style>
    <style:style style:name="P21" style:family="paragraph" style:parent-style-name="Standard">
      <style:text-properties officeooo:rsid="001dfa4a" officeooo:paragraph-rsid="001dfa4a"/>
    </style:style>
    <style:style style:name="P22" style:family="paragraph" style:parent-style-name="Standard">
      <style:text-properties officeooo:rsid="001fbfd8" officeooo:paragraph-rsid="001fbfd8"/>
    </style:style>
    <style:style style:name="P23" style:family="paragraph" style:parent-style-name="Standard">
      <style:text-properties officeooo:rsid="00217b80" officeooo:paragraph-rsid="00217b80"/>
    </style:style>
    <style:style style:name="P24" style:family="paragraph" style:parent-style-name="Standard">
      <style:text-properties officeooo:rsid="00237257" officeooo:paragraph-rsid="00237257"/>
    </style:style>
    <style:style style:name="P25" style:family="paragraph" style:parent-style-name="Standard">
      <style:text-properties officeooo:rsid="00242aab" officeooo:paragraph-rsid="00242aab"/>
    </style:style>
    <style:style style:name="P26" style:family="paragraph" style:parent-style-name="Standard">
      <style:text-properties officeooo:rsid="00251af4" officeooo:paragraph-rsid="00251af4"/>
    </style:style>
    <style:style style:name="P27" style:family="paragraph" style:parent-style-name="Standard">
      <style:text-properties officeooo:paragraph-rsid="00251af4"/>
    </style:style>
    <style:style style:name="P28" style:family="paragraph" style:parent-style-name="Standard">
      <style:text-properties officeooo:paragraph-rsid="0025d931"/>
    </style:style>
    <style:style style:name="P29" style:family="paragraph" style:parent-style-name="Standard">
      <style:text-properties officeooo:rsid="0029a9db" officeooo:paragraph-rsid="0029a9db"/>
    </style:style>
    <style:style style:name="P30" style:family="paragraph" style:parent-style-name="Standard">
      <style:text-properties officeooo:rsid="002a934f" officeooo:paragraph-rsid="002a934f"/>
    </style:style>
    <style:style style:name="P31" style:family="paragraph" style:parent-style-name="Heading_20_1">
      <style:text-properties fo:font-weight="bold" officeooo:rsid="001e309c" officeooo:paragraph-rsid="000be74a" style:font-weight-asian="bold" style:font-weight-complex="bold"/>
    </style:style>
    <style:style style:name="P32" style:family="paragraph" style:parent-style-name="Heading_20_1">
      <style:text-properties officeooo:rsid="00190062" officeooo:paragraph-rsid="000be74a"/>
    </style:style>
    <style:style style:name="P33" style:family="paragraph" style:parent-style-name="Heading_20_1">
      <style:text-properties officeooo:paragraph-rsid="000be74a"/>
    </style:style>
    <style:style style:name="P34" style:family="paragraph" style:parent-style-name="Heading_20_3">
      <style:text-properties officeooo:rsid="00190062" officeooo:paragraph-rsid="000be74a"/>
    </style:style>
    <style:style style:name="P35" style:family="paragraph" style:parent-style-name="Heading_20_3">
      <style:text-properties officeooo:paragraph-rsid="000be74a"/>
    </style:style>
    <style:style style:name="P36" style:family="paragraph" style:parent-style-name="Standard" style:list-style-name="L5"/>
    <style:style style:name="P37" style:family="paragraph" style:parent-style-name="Standard" style:list-style-name="L5">
      <style:text-properties officeooo:rsid="001aa048" officeooo:paragraph-rsid="001aa048"/>
    </style:style>
    <style:style style:name="P38" style:family="paragraph" style:parent-style-name="Standard" style:list-style-name="L6">
      <style:text-properties officeooo:rsid="001aa048" officeooo:paragraph-rsid="001dfa4a"/>
    </style:style>
    <style:style style:name="P39" style:family="paragraph" style:parent-style-name="Standard" style:list-style-name="L8">
      <style:text-properties officeooo:rsid="001aa048" officeooo:paragraph-rsid="001aa048"/>
    </style:style>
    <style:style style:name="P40" style:family="paragraph" style:parent-style-name="Standard" style:list-style-name="L6"/>
    <style:style style:name="P41" style:family="paragraph" style:parent-style-name="Standard" style:list-style-name="L6">
      <style:text-properties officeooo:paragraph-rsid="001aa048"/>
    </style:style>
    <style:style style:name="P42" style:family="paragraph" style:parent-style-name="Standard" style:list-style-name="L6">
      <style:text-properties officeooo:rsid="00183b82" officeooo:paragraph-rsid="00183b82"/>
    </style:style>
    <style:style style:name="P43" style:family="paragraph" style:parent-style-name="Standard" style:list-style-name="L6">
      <style:text-properties officeooo:rsid="001dfa4a" officeooo:paragraph-rsid="001dfa4a"/>
    </style:style>
    <style:style style:name="P44" style:family="paragraph" style:parent-style-name="Standard" style:list-style-name="L13">
      <style:text-properties officeooo:rsid="001dfa4a" officeooo:paragraph-rsid="001dfa4a"/>
    </style:style>
    <style:style style:name="P45" style:family="paragraph" style:parent-style-name="Standard" style:list-style-name="L6">
      <style:text-properties fo:font-weight="normal" officeooo:rsid="001aa048" officeooo:paragraph-rsid="001aa048" style:font-weight-asian="normal" style:font-weight-complex="normal"/>
    </style:style>
    <style:style style:name="P46" style:family="paragraph" style:parent-style-name="Standard" style:list-style-name="L6">
      <style:text-properties fo:font-weight="normal" officeooo:rsid="0019ad98" officeooo:paragraph-rsid="0019ad98" style:font-weight-asian="normal" style:font-weight-complex="normal"/>
    </style:style>
    <style:style style:name="P47" style:family="paragraph" style:parent-style-name="Standard">
      <style:text-properties fo:font-weight="normal" officeooo:rsid="00251af4" officeooo:paragraph-rsid="00251af4" style:font-weight-asian="normal" style:font-weight-complex="normal"/>
    </style:style>
    <style:style style:name="P48" style:family="paragraph" style:parent-style-name="Standard" style:list-style-name="L7">
      <style:text-properties officeooo:rsid="0019ad98" officeooo:paragraph-rsid="0019ad98"/>
    </style:style>
    <style:style style:name="P49" style:family="paragraph" style:parent-style-name="Standard" style:list-style-name="L7">
      <style:text-properties officeooo:rsid="00217b80" officeooo:paragraph-rsid="00217b80"/>
    </style:style>
    <style:style style:name="P50" style:family="paragraph" style:parent-style-name="Standard" style:list-style-name="L9">
      <style:text-properties officeooo:rsid="00217b80" officeooo:paragraph-rsid="00217b80"/>
    </style:style>
    <style:style style:name="P51" style:family="paragraph" style:parent-style-name="Standard" style:list-style-name="L7">
      <style:text-properties officeooo:rsid="0019eca7" officeooo:paragraph-rsid="0019eca7"/>
    </style:style>
    <style:style style:name="P52" style:family="paragraph" style:parent-style-name="Standard" style:list-style-name="L8">
      <style:text-properties officeooo:rsid="0019eca7" officeooo:paragraph-rsid="0019eca7"/>
    </style:style>
    <style:style style:name="P53" style:family="paragraph" style:parent-style-name="Standard" style:list-style-name="L9">
      <style:text-properties officeooo:rsid="0024b9b4" officeooo:paragraph-rsid="0024b9b4"/>
    </style:style>
    <style:style style:name="P54" style:family="paragraph" style:parent-style-name="Standard" style:list-style-name="L13">
      <style:text-properties officeooo:paragraph-rsid="001c717e"/>
    </style:style>
    <style:style style:name="P55" style:family="paragraph" style:parent-style-name="Standard" style:list-style-name="L14">
      <style:text-properties officeooo:rsid="001fbfd8" officeooo:paragraph-rsid="001fbfd8"/>
    </style:style>
    <style:style style:name="P56" style:family="paragraph" style:parent-style-name="Standard" style:list-style-name="L15">
      <style:text-properties officeooo:rsid="0029a9db" officeooo:paragraph-rsid="0029a9db"/>
    </style:style>
    <style:style style:name="P57" style:family="paragraph" style:parent-style-name="Text_20_body" style:list-style-name="L1">
      <style:text-properties fo:font-weight="normal" officeooo:rsid="0013811f" officeooo:paragraph-rsid="0013811f" style:font-weight-asian="normal" style:font-weight-complex="normal"/>
    </style:style>
    <style:style style:name="P58" style:family="paragraph" style:parent-style-name="Text_20_body" style:list-style-name="L3">
      <style:text-properties fo:font-weight="normal" officeooo:rsid="0013811f" officeooo:paragraph-rsid="0013811f" style:font-weight-asian="normal" style:font-weight-complex="normal"/>
    </style:style>
    <style:style style:name="P59" style:family="paragraph" style:parent-style-name="Text_20_body" style:list-style-name="L2"/>
    <style:style style:name="P60" style:family="paragraph" style:parent-style-name="Text_20_body" style:list-style-name="L3">
      <style:text-properties officeooo:paragraph-rsid="0013811f"/>
    </style:style>
    <style:style style:name="P61" style:family="paragraph" style:parent-style-name="Text_20_body" style:list-style-name="L4">
      <style:text-properties officeooo:paragraph-rsid="00183b82"/>
    </style:style>
    <style:style style:name="P62" style:family="paragraph" style:parent-style-name="Text_20_body" style:list-style-name="L10">
      <style:text-properties officeooo:rsid="001aa048" officeooo:paragraph-rsid="001c717e"/>
    </style:style>
    <style:style style:name="P63" style:family="paragraph" style:parent-style-name="Text_20_body" style:list-style-name="L11">
      <style:text-properties officeooo:rsid="001aa048" officeooo:paragraph-rsid="001aa048"/>
    </style:style>
    <style:style style:name="P64" style:family="paragraph" style:parent-style-name="Text_20_body" style:list-style-name="L11">
      <style:text-properties officeooo:rsid="001c717e" officeooo:paragraph-rsid="001c717e"/>
    </style:style>
    <style:style style:name="P65" style:family="paragraph" style:parent-style-name="Text_20_body" style:list-style-name="L12">
      <style:text-properties officeooo:rsid="001c717e" officeooo:paragraph-rsid="001c717e"/>
    </style:style>
    <style:style style:name="P66" style:family="paragraph" style:parent-style-name="Text_20_body" style:list-style-name="L12">
      <style:text-properties officeooo:paragraph-rsid="001c717e"/>
    </style:style>
    <style:style style:name="P67" style:family="paragraph" style:parent-style-name="Text_20_body" style:list-style-name="L16"/>
    <style:style style:name="T1" style:family="text">
      <style:text-properties officeooo:rsid="00190062"/>
    </style:style>
    <style:style style:name="T2" style:family="text">
      <style:text-properties style:font-name="Liberation Sans" fo:font-size="18.2000007629395pt" fo:font-weight="bold" officeooo:rsid="00190062"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027e5b3"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4.1000003814697pt" fo:font-weight="bold" officeooo:rsid="00190062" style:font-name-asian="Noto Sans CJK SC" style:font-size-asian="14.1000003814697pt" style:font-weight-asian="bold" style:font-name-complex="Lohit Devanagari" style:font-size-complex="14.1000003814697pt" style:font-weight-complex="bold"/>
    </style:style>
    <style:style style:name="T5" style:family="text">
      <style:text-properties officeooo:rsid="0027e5b3"/>
    </style:style>
    <style:style style:name="T6" style:family="text">
      <style:text-properties fo:font-weight="bold" officeooo:rsid="0019ad98" style:font-weight-asian="bold" style:font-weight-complex="bold"/>
    </style:style>
    <style:style style:name="T7" style:family="text">
      <style:text-properties officeooo:rsid="000ea9e3"/>
    </style:style>
    <style:style style:name="T8" style:family="text">
      <style:text-properties fo:font-weight="normal" style:font-weight-asian="normal" style:font-weight-complex="normal"/>
    </style:style>
    <style:style style:name="T9" style:family="text">
      <style:text-properties fo:font-weight="normal" officeooo:rsid="00101ada" style:font-weight-asian="normal" style:font-weight-complex="normal"/>
    </style:style>
    <style:style style:name="T10" style:family="text">
      <style:text-properties fo:font-weight="normal" officeooo:rsid="000d8b86" style:font-weight-asian="normal" style:font-weight-complex="normal"/>
    </style:style>
    <style:style style:name="T11" style:family="text">
      <style:text-properties fo:font-weight="normal" officeooo:rsid="0013811f" style:font-weight-asian="normal" style:font-weight-complex="normal"/>
    </style:style>
    <style:style style:name="T12" style:family="text">
      <style:text-properties fo:font-weight="normal" officeooo:rsid="001648a9" style:font-weight-asian="normal" style:font-weight-complex="normal"/>
    </style:style>
    <style:style style:name="T13" style:family="text">
      <style:text-properties fo:font-weight="normal" officeooo:rsid="002011b4" style:font-weight-asian="normal" style:font-weight-complex="normal"/>
    </style:style>
    <style:style style:name="T14" style:family="text">
      <style:text-properties fo:font-weight="normal" officeooo:rsid="00183b82" style:font-weight-asian="normal" style:font-weight-complex="normal"/>
    </style:style>
    <style:style style:name="T15" style:family="text">
      <style:text-properties fo:font-weight="normal" officeooo:rsid="00251af4" style:font-weight-asian="normal" style:font-weight-complex="normal"/>
    </style:style>
    <style:style style:name="T16" style:family="text">
      <style:text-properties fo:font-weight="normal" officeooo:rsid="0025d931" style:font-weight-asian="normal" style:font-weight-complex="normal"/>
    </style:style>
    <style:style style:name="T17" style:family="text">
      <style:text-properties officeooo:rsid="0013811f"/>
    </style:style>
    <style:style style:name="T18" style:family="text">
      <style:text-properties officeooo:rsid="0019eca7"/>
    </style:style>
    <style:style style:name="T19" style:family="text">
      <style:text-properties officeooo:rsid="001aa048"/>
    </style:style>
    <style:style style:name="T20" style:family="text">
      <style:text-properties officeooo:rsid="001c717e"/>
    </style:style>
    <style:style style:name="T21" style:family="text">
      <style:text-properties officeooo:rsid="001dfa4a"/>
    </style:style>
    <style:style style:name="T22" style:family="text">
      <style:text-properties officeooo:rsid="001fbfd8"/>
    </style:style>
    <style:style style:name="T23" style:family="text">
      <style:text-properties officeooo:rsid="002011b4"/>
    </style:style>
    <style:style style:name="T24" style:family="text">
      <style:text-properties officeooo:rsid="00242aab"/>
    </style:style>
    <style:style style:name="T25" style:family="text">
      <style:text-properties officeooo:rsid="00251af4"/>
    </style:style>
    <style:style style:name="T26" style:family="text">
      <style:text-properties officeooo:rsid="0025d9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Notes</text:h>
      <text:p text:style-name="P7"><text:span text:style-name="T10">Heterogeneous swarm composed of SMRs and </text:span><text:span text:style-name="T13">UAVs</text:span></text:p>
      <text:p text:style-name="P2">Decentralized Swarm</text:p>
      <text:p text:style-name="P7"><text:span text:style-name="T10">SMRs will drive through wildfires, collect essential information, and plant color bombs that will rise above fire and signal </text:span><text:span text:style-name="T13">UAVs</text:span><text:span text:style-name="T10"> to focus on points of interest</text:span></text:p>
      <text:p text:style-name="P2">SMRs collect heat intensity information form inside wildfires</text:p>
      <text:p text:style-name="P2"/>
      <text:p text:style-name="P7"><text:a xlink:type="simple" xlink:href="https://www.researchgate.net/publication/261070475_Remote_Sensing_Techniques_in_Monitoring_Post-Fire_Effects_and_Patterns_of_Forest_Recovery_in_Boreal_Forest_Regions_A_Review" text:style-name="Internet_20_link" text:visited-style-name="Visited_20_Internet_20_Link"><text:span text:style-name="T7">Remote Sensing Techniques in Monitoring Post-Fire Effects and <text:line-break/>Patterns of Forest Recovery in Boreal Forest Regions: A Review <text:s/></text:span></text:a></text:p>
      <text:p text:style-name="P2"/>
      <text:p text:style-name="P7"><text:a xlink:type="simple" xlink:href="https://www.sciencedirect.com/science/article/pii/S0378112723003766" text:style-name="Internet_20_link" text:visited-style-name="Visited_20_Internet_20_Link"><text:span text:style-name="T9">Quantifying the effectiveness of shaded fuel breaks from ground-based, aerial, and spaceborne observations</text:span></text:a></text:p>
      <text:p text:style-name="P7"><text:span text:style-name="T10">“</text:span>In-situ measurements can provide high-resolution monitoring of burn severity at the individual tree scale by visually assessing fire-related damage to tree crowns. However, ground-based measurements can be laborious when observing burn severity over many acres, and with burns occurring in complex topography, it is often difficult to gain ground access to the study site in order to conduct surveys.”</text:p>
      <text:p text:style-name="P8">^^^ POSTFIRE not during fire</text:p>
      <text:p text:style-name="P8"/>
      <text:p text:style-name="P8"/>
      <text:p text:style-name="P8">Hotspot detection and suppression: Firefighters can identify and extinguish hotspots or smoldering areas that may rekindle the fire. This task requires close proximity to the fire and hands-on work.</text:p>
      <text:p text:style-name="P8"/>
      <text:p text:style-name="P10">CHAT GPT vvvvvvvvvvvvvv</text:p>
      <text:p text:style-name="P1">Ground Data vs Aerial Data</text:p>
      <text:list xml:id="list568480443" text:style-name="L1">
        <text:list-item>
          <text:p text:style-name="P57">Proximity: Data collected from within a fire provides a close-up and detailed perspective of the fire dynamics, heat distribution, and fuel conditions in the immediate vicinity. Aerial data, on the other hand, offers a broader view from above, capturing the overall fire perimeter, spread patterns, and macro-level fire behavior.</text:p>
        </text:list-item>
      </text:list>
      <text:list xml:id="list2545895606" text:style-name="L2">
        <text:list-item>
          <text:p text:style-name="P59">Spatial Resolution: Data collected from within a fire can have higher spatial resolution, providing detailed information about specific areas, hotspots, and fire behavior at a smaller scale. Aerial data, while covering a larger area, may have a coarser resolution due to the distance between the sensor and the fire.</text:p>
        </text:list-item>
      </text:list>
      <text:p text:style-name="P3"/>
      <text:p text:style-name="P1"><text:soft-page-break/>Ground Data Collection</text:p>
      <text:list xml:id="list170352140" text:style-name="L3">
        <text:list-item>
          <text:p text:style-name="P58">Visual Data: Ground robots equipped with cameras or imaging sensors can capture visual data, providing real-time or recorded video footage of the fire scene. This data can help assess fire behavior, identify hotspots, and monitor firefighting activities.</text:p>
        </text:list-item>
        <text:list-item>
          <text:p text:style-name="P60">Environmental Data: Ground robots can measure environmental parameters such as temperature, humidity, wind speed, and air quality within and around the fire area. This data assists in understanding fire behavior, predicting fire spread, and assessing the impact on air quality and human health.</text:p>
        </text:list-item>
        <text:list-item>
          <text:p text:style-name="P60">Thermal Data: Thermal sensors on ground robots can detect heat signatures and provide thermal imaging of the fire scene. This data helps identify hotspots, assess the intensity of the fire, and track the spread of flames.</text:p>
        </text:list-item>
        <text:list-item>
          <text:p text:style-name="P60">Gas and Chemical Data: Ground robots equipped with gas sensors or spectrometers can detect and analyze the composition of gases and chemicals released during a fire. This data assists in assessing hazardous materials, identifying potential risks, and evaluating the effectiveness of fire suppression efforts.</text:p>
        </text:list-item>
        <text:list-item>
          <text:p text:style-name="P60"><text:span text:style-name="T17">T</text:span>errain Mapping: Ground robots can use LiDAR (Light Detection and Ranging) or other mapping technologies to create detailed terrain maps of the fire area. This data aids in understanding the topography, vegetation density, and potential fire behavior based on the landscape.</text:p>
        </text:list-item>
      </text:list>
      <text:p text:style-name="P9"/>
      <text:p text:style-name="P1">By combining data collected from both ground robots and aerial vehicles, firefighting agencies can gain a more comprehensive understanding of the fire situation, enhance situational awareness, and make informed decisions for effective firefighting strategies.</text:p>
      <text:p text:style-name="P1"/>
      <text:p text:style-name="P9"><text:span text:style-name="T11">THUS HETEROGENEOUS SWARM (</text:span><text:span text:style-name="T13">UAVs</text:span><text:span text:style-name="T11"> and SMRs)</text:span></text:p>
      <text:p text:style-name="P3"/>
      <text:p text:style-name="P3"/>
      <text:p text:style-name="P3"><text:a xlink:type="simple" xlink:href="https://www.willow-labs.co/blog/top-five-data-sources-missing-in-modern-wildfire-modeling" text:style-name="Internet_20_link" text:visited-style-name="Visited_20_Internet_20_Link">https://www.willow-labs.co/blog/top-five-data-sources-missing-in-modern-wildfire-modeling</text:a></text:p>
      <text:p text:style-name="P4">forecasting not real time hotspot detection ^^^^^^^^^^^ </text:p>
      <text:p text:style-name="P4"/>
      <text:p text:style-name="P11"><text:a xlink:type="simple" xlink:href="https://ieeexplore.ieee.org/ielx7/6287639/10005208/10132476.pdf?tp=&amp;arnumber=10132476&amp;isnumber=10005208&amp;ref=aHR0cHM6Ly9pZWVleHBsb3JlLmllZWUub3JnL2Fic3RyYWN0L2RvY3VtZW50LzEwMTMyNDc2#F.citation.28" text:style-name="Internet_20_link" text:visited-style-name="Visited_20_Internet_20_Link"><text:span text:style-name="T12">Nature-Inspired Drone Swarming for Wildfires Suppression Considering Distributed Fire Spots and Energy Consumption</text:span></text:a></text:p>
      <text:p text:style-name="P5"/>
      <text:p text:style-name="P13"><text:span text:style-name="T12">O</text:span><text:span text:style-name="T8">nce hotspot is found,</text:span></text:p>
      <text:list xml:id="list4090414148" text:style-name="L4">
        <text:list-item>
          <text:p text:style-name="P61"><text:soft-page-break/><text:span text:style-name="T14">release colored gas that works to extinguish hotspots while also signaling nearby </text:span><text:span text:style-name="T13">UAVs</text:span><text:span text:style-name="T14"> to target area</text:span></text:p>
        </text:list-item>
      </text:list>
      <text:p text:style-name="P6"/>
      <text:p text:style-name="P6">Decentralized Heterogeneous Swarm to prevent massive computational loads</text:p>
      <text:h text:style-name="P32" text:outline-level="1">1. Define Problem</text:h>
      <text:p text:style-name="P12">Current wildfire data collection methods provide coarse spatial resolution and cannot access close-up detailed data about heat distribution and the wildfire’s dynamics. A more precise and involved method is necessary to gather essential data, locate hotspots, and lead an effective suppression effort of wildfires.</text:p>
      <text:h text:style-name="P33" text:outline-level="1"><text:span text:style-name="T1">2. </text:span><text:span text:style-name="T2">Constraints</text:span></text:h>
      <text:p text:style-name="P19">Heterogeneous Swarm</text:p>
      <text:list xml:id="list3565067141" text:style-name="L5">
        <text:list-item>
          <text:p text:style-name="P37">SMRs (Spherical Mobile Robots)</text:p>
        </text:list-item>
        <text:list-item>
          <text:p text:style-name="P37">UAVs</text:p>
        </text:list-item>
        <text:list-item>
          <text:p text:style-name="P36">CRs <text:span text:style-name="T19">(Communication Robots)</text:span></text:p>
        </text:list-item>
      </text:list>
      <text:p text:style-name="P14"/>
      <text:list xml:id="list1345514371" text:style-name="L6">
        <text:list-item>
          <text:p text:style-name="P42">Communication</text:p>
          <text:list>
            <text:list-item>
              <text:p text:style-name="P41"><text:span text:style-name="T19">SMRs to CRs: </text:span><text:span text:style-name="T20">Short</text:span><text:span text:style-name="T19"> range </text:span><text:span text:style-name="T21">sensor </text:span><text:span text:style-name="T19">data transfer</text:span></text:p>
            </text:list-item>
            <text:list-item>
              <text:p text:style-name="P43">CRs to SMRs: Short range routing data transfer</text:p>
            </text:list-item>
            <text:list-item>
              <text:p text:style-name="P43">UAVs to CRs: Medium range sensor data transfer</text:p>
            </text:list-item>
            <text:list-item>
              <text:p text:style-name="P40"><text:span text:style-name="T19">CRs to UAVs:</text:span> <text:span text:style-name="T21">Medium</text:span> <text:span text:style-name="T19">range </text:span><text:span text:style-name="T21">routing data transfer</text:span></text:p>
            </text:list-item>
            <text:list-item>
              <text:p text:style-name="P38">CRs to <text:span text:style-name="T21">and from </text:span>Base Station: Long range communication between CRs and Base Station</text:p>
            </text:list-item>
          </text:list>
        </text:list-item>
        <text:list-item>
          <text:p text:style-name="P42">Dynamics</text:p>
          <text:list>
            <text:list-item>
              <text:p text:style-name="P42">SMRs act as completely holonomic entities</text:p>
            </text:list-item>
            <text:list-item>
              <text:p text:style-name="P42">UAVs <text:span text:style-name="T6">TBD</text:span></text:p>
            </text:list-item>
            <text:list-item>
              <text:p text:style-name="P45">CRs - slow ICC kinematics</text:p>
            </text:list-item>
          </text:list>
        </text:list-item>
        <text:list-item>
          <text:p text:style-name="P46">Consider terrain as 2D</text:p>
        </text:list-item>
      </text:list>
      <text:h text:style-name="P33" text:outline-level="1"><text:span text:style-name="T1">3. </text:span><text:span text:style-name="T2">Environment </text:span><text:span text:style-name="T3">and Obstacles</text:span></text:h>
      <text:list xml:id="list2992622487" text:style-name="L7">
        <text:list-item>
          <text:p text:style-name="P49">2D Defined Focus Area</text:p>
        </text:list-item>
        <text:list-item>
          <text:p text:style-name="P48">Trees and Vegetation as Obstacles <text:span text:style-name="T18">for SMRs</text:span></text:p>
        </text:list-item>
        <text:list-item>
          <text:p text:style-name="P49">2D Realistic Fire Simulation</text:p>
        </text:list-item>
        <text:list-item>
          <text:p text:style-name="P51">Collected data degrades over time due to movement of fire</text:p>
        </text:list-item>
      </text:list>
      <text:h text:style-name="P33" text:outline-level="1"><text:span text:style-name="T5">4</text:span><text:span text:style-name="T1">. </text:span><text:span text:style-name="T2">Reward</text:span></text:h>
      <text:list xml:id="list430604514" text:style-name="L8">
        <text:list-item>
          <text:p text:style-name="P52">SMRs</text:p>
          <text:list>
            <text:list-item>
              <text:p text:style-name="P39">Keep Environment Data Up to Date (data degrades)</text:p>
            </text:list-item>
          </text:list>
        </text:list-item>
        <text:list-item>
          <text:p text:style-name="P39">CRs</text:p>
          <text:list>
            <text:list-item>
              <text:p text:style-name="P39">Identify and transmit route paths for nearby UAVs given collected thermal and visual data collected from SMRs and UAVs</text:p>
            </text:list-item>
            <text:list-item>
              <text:p text:style-name="P39">Transmit Environmental data to base station</text:p>
            </text:list-item>
          </text:list>
        </text:list-item>
        <text:list-item>
          <text:p text:style-name="P52"><text:soft-page-break/>UAVs</text:p>
          <text:list>
            <text:list-item>
              <text:p text:style-name="P39">Collect aerial data of wildfire and transmit to CRs</text:p>
            </text:list-item>
            <text:list-item>
              <text:p text:style-name="P39">Follow CR’s provided route paths and suppress fire</text:p>
            </text:list-item>
          </text:list>
        </text:list-item>
      </text:list>
      <text:h text:style-name="P33" text:outline-level="1"><text:span text:style-name="T5">5</text:span><text:span text:style-name="T1">. </text:span><text:span text:style-name="T2">Methodology</text:span></text:h>
      <text:list xml:id="list3092735560" text:style-name="L9">
        <text:list-item>
          <text:p text:style-name="P50">SMR and CR Foraging Algorithm</text:p>
          <text:list>
            <text:list-item>
              <text:p text:style-name="P53">“The goal is to minimize the maximum age over all cells that is observed over a long period of time. This is <text:span text:style-name="T26">e</text:span>quivalent to leaving no area of the target space unexplored for a long duration.”</text:p>
            </text:list-item>
          </text:list>
        </text:list-item>
        <text:list-item>
          <text:p text:style-name="P50">UAV Foraging Algorithm and Route Planning</text:p>
        </text:list-item>
      </text:list>
      <text:p text:style-name="P23"/>
      <text:p text:style-name="P23"/>
      <text:p text:style-name="P26">TBA</text:p>
      <text:p text:style-name="P27"><text:span text:style-name="T25">- </text:span><text:a xlink:type="simple" xlink:href="https://www.sciencedirect.com/science/article/abs/pii/S1389041718303279" text:style-name="Internet_20_link" text:visited-style-name="Visited_20_Internet_20_Link"><text:span text:style-name="T25">Monitoring traffic in future cities with aerial swarms: Developing and optimizing a behavior-based surveillance algorithm</text:span></text:a></text:p>
      <text:p text:style-name="P26"><text:span text:style-name="T8">- two links sent on gmail </text:span><text:span text:style-name="T16">(DONE)</text:span></text:p>
      <text:p text:style-name="P27"><text:span text:style-name="T15">- <text:tab/></text:span><text:a xlink:type="simple" xlink:href="https://sci-hub.se/https://ieeexplore.ieee.org/abstract/document/6632825" text:style-name="Internet_20_link" text:visited-style-name="Visited_20_Internet_20_Link"><text:span text:style-name="T15">A biologically inspired swarm robot coordination algorithm for exploration and surveillance</text:span></text:a></text:p>
      <text:p text:style-name="P27"><text:span text:style-name="T15">- <text:s text:c="9"/></text:span><text:a xlink:type="simple" xlink:href="https://sci-hub.se/https://ieeexplore.ieee.org/abstract/document/6045299" text:style-name="Internet_20_link" text:visited-style-name="Visited_20_Internet_20_Link"><text:span text:style-name="T15">Control of Multiple UAVs for Persistent Surveillance: Algorithm and Flight Test Results</text:span></text:a></text:p>
      <text:p text:style-name="P27"><text:span text:style-name="T15">- </text:span><text:a xlink:type="simple" xlink:href="https://link.springer.com/chapter/10.1007/978-3-319-50920-4_19" text:style-name="Internet_20_link" text:visited-style-name="Visited_20_Internet_20_Link"><text:span text:style-name="T15">Swarm Intelligence: A Review of Algorithms</text:span></text:a></text:p>
      <text:p text:style-name="P27">- <text:a xlink:type="simple" xlink:href="https://www.sciencedirect.com/science/article/abs/pii/S2210650216302541" text:style-name="Internet_20_link" text:visited-style-name="Visited_20_Internet_20_Link"><text:span text:style-name="T25">A survey of swarm intelligence for dynamic optimization: Algorithms and applications</text:span></text:a></text:p>
      <text:p text:style-name="P27">- <text:a xlink:type="simple" xlink:href="https://www.sciencedirect.com/science/article/abs/pii/S1270963819309939" text:style-name="Internet_20_link" text:visited-style-name="Visited_20_Internet_20_Link"><text:span text:style-name="T25">Reinforcement learning based two-level control framework of UAV swarm for cooperative persistent surveillance in an unknown urban area</text:span></text:a></text:p>
      <text:p text:style-name="P28">- <text:span text:style-name="T26">(DONE) </text:span><text:a xlink:type="simple" xlink:href="https://arxiv.org/pdf/1905.09988.pdf" text:style-name="Internet_20_link" text:visited-style-name="Visited_20_Internet_20_Link"><text:span text:style-name="T24">Decentralized Informative Path Planning with Exploration-Exploitation Balance for Swarm Robotic Search</text:span></text:a></text:p>
      <text:p text:style-name="P27"/>
      <text:p text:style-name="P47"/>
      <text:h text:style-name="P33" text:outline-level="1"><text:span text:style-name="T5">6</text:span><text:span text:style-name="T1">. </text:span><text:span text:style-name="T2">Identify Robot Functions</text:span></text:h>
      <text:h text:style-name="P34" text:outline-level="3"><text:span text:style-name="T5">6</text:span>.1. Purpose</text:h>
      <text:p text:style-name="P16">SMRs: </text:p>
      <text:list xml:id="list1443474945" text:style-name="L10">
        <text:list-item>
          <text:p text:style-name="P62">Collect thermal, visual, and environmental data and transfer to CRs at close range</text:p>
        </text:list-item>
      </text:list>
      <text:p text:style-name="P15">CRs: </text:p>
      <text:list xml:id="list2451150123" text:style-name="L11">
        <text:list-item>
          <text:p text:style-name="P63">Interpret data from UAVs and SMRs</text:p>
        </text:list-item>
        <text:list-item>
          <text:p text:style-name="P64">Calculate and transmit routes for UAVs to follow to effectively suppress wildfires</text:p>
        </text:list-item>
        <text:list-item>
          <text:p text:style-name="P64">Send path routing for SMRs to follow to prevent degradation of fire information</text:p>
        </text:list-item>
      </text:list>
      <text:p text:style-name="P17"><text:span text:style-name="T23">UAVs</text:span><text:span text:style-name="T20">:</text:span></text:p>
      <text:list xml:id="list2400402779" text:style-name="L12">
        <text:list-item>
          <text:p text:style-name="P66"><text:span text:style-name="T20">Collect thermal, visual, and environmental data and transfer to CRs at </text:span><text:span text:style-name="T21">medium</text:span><text:span text:style-name="T20"> range</text:span></text:p>
        </text:list-item>
        <text:list-item>
          <text:p text:style-name="P65">Follow provided route form CRs and suppress fire with water</text:p>
        </text:list-item>
      </text:list>
      <text:h text:style-name="P35" text:outline-level="3"><text:soft-page-break/><text:span text:style-name="T5">6</text:span><text:span text:style-name="T1">.2. </text:span><text:span text:style-name="T4">Sensors</text:span></text:h>
      <text:p text:style-name="P20"><text:span text:style-name="T22">SMRs and </text:span>UAVs:</text:p>
      <text:list xml:id="list1182539050" text:style-name="L13">
        <text:list-item>
          <text:p text:style-name="P54"><text:a xlink:type="simple" xlink:href="https://www.mdpi.com/2504-446X/5/1/15" text:style-name="Internet_20_link" text:visited-style-name="Visited_20_Internet_20_Link"><text:span text:style-name="T21">Unmanned Aerial Vehicles for Wildland Fires: Sensing, Perception, Cooperation and Assistance </text:span></text:a></text:p>
        </text:list-item>
        <text:list-item>
          <text:p text:style-name="P44">Infared Sensors – <text:span text:style-name="T22">Evaluate thermal image and localize thermal hazard sources</text:span></text:p>
          <text:list>
            <text:list-item>
              <text:p text:style-name="P44">MWIR sensors – best suited spectral band, but expensive</text:p>
            </text:list-item>
            <text:list-item>
              <text:p text:style-name="P44">NIR, SWIR or LWIR sensors – sufficient spectral band (sometimes false positives in day time flights), cheaper</text:p>
            </text:list-item>
          </text:list>
        </text:list-item>
      </text:list>
      <text:p text:style-name="P21"/>
      <text:p text:style-name="P22">ONLY SMRs:</text:p>
      <text:p text:style-name="P22"/>
      <text:p text:style-name="P22">ONLY UAVs:</text:p>
      <text:list xml:id="list1156893358" text:style-name="L14">
        <text:list-item>
          <text:p text:style-name="P55">Visible Spectrum Cameras</text:p>
        </text:list-item>
        <text:list-item>
          <text:p text:style-name="P55">Multispectral Cameras</text:p>
        </text:list-item>
      </text:list>
      <text:p text:style-name="P22"/>
      <text:h text:style-name="P35" text:outline-level="3"><text:span text:style-name="T5">6</text:span><text:span text:style-name="T1">.3. </text:span><text:span text:style-name="T4">Actuation</text:span></text:h>
      <text:p text:style-name="P24">800 degrees celsius <text:span text:style-name="T24">at surface level (1 meter flames)</text:span> (about 1500 fahrenheit)</text:p>
      <text:p text:style-name="P24">Robots must be insulated to withstand such temperatures</text:p>
      <text:p text:style-name="P24"><text:a xlink:type="simple" xlink:href="https://www.sciencedirect.com/science/article/abs/pii/S0017931018346234" text:style-name="Internet_20_link" text:visited-style-name="Visited_20_Internet_20_Link">https://www.sciencedirect.com/science/article/abs/pii/S0017931018346234</text:a></text:p>
      <text:p text:style-name="P25">water as a coolant?</text:p>
      <text:p text:style-name="P24"/>
      <text:p text:style-name="P24"/>
      <text:h text:style-name="P35" text:outline-level="3"><text:span text:style-name="T5">6</text:span><text:span text:style-name="T1">.4. </text:span><text:span text:style-name="T4">Type of System (Distributed vs Decentralized vs Centralized)</text:span></text:h>
      <text:h text:style-name="P33" text:outline-level="1"><text:span text:style-name="T5">7</text:span><text:span text:style-name="T1">. </text:span><text:span text:style-name="T2">Simulation</text:span></text:h>
      <text:p text:style-name="Standard"><text:a xlink:type="simple" xlink:href="../../Downloads/Control_of_Multiple_UAVs_for_Persistent_Surveillance_Algorithm_and_Flight_Test_Results.pdf" text:style-name="Internet_20_link" text:visited-style-name="Visited_20_Internet_20_Link">file:///home/arun/Downloads/Control_of_Multiple_UAVs_for_Persistent_Surveillance_Algorithm_and_Flight_Test_Results.pdf</text:a></text:p>
      <text:p text:style-name="Standard"/>
      <text:list xml:id="list1656887195" text:style-name="L15">
        <text:list-item>
          <text:p text:style-name="P56">Area of Focus</text:p>
        </text:list-item>
      </text:list>
      <text:p text:style-name="P29"/>
      <text:p text:style-name="P30">CHAT GPT</text:p>
      <text:p text:style-name="P30"/>
      <text:p text:style-name="P18">To find a general area in a grid with the largest concentration of large values, you can use a technique called kernel density estimation. Here's an approach you can follow:</text:p>
      <text:list xml:id="list4064077622" text:style-name="L16">
        <text:list-item>
          <text:p text:style-name="P67">Define a kernel function: A kernel function determines the influence of each grid cell on its surrounding cells. You can use a simple kernel function like a Gaussian or a uniform kernel. For example, a Gaussian kernel assigns higher weights to cells closer to the center.</text:p>
        </text:list-item>
        <text:list-item>
          <text:p text:style-name="P67">Determine a bandwidth: The bandwidth determines the size of the area around each cell that contributes to its density estimate. It controls the smoothing effect of the kernel function. You may need to experiment with different bandwidth values to achieve the desired level of smoothing.</text:p>
        </text:list-item>
        <text:list-item>
          <text:p text:style-name="P67"><text:soft-page-break/>Calculate the density estimate: For each cell in the grid, calculate the density estimate by summing the kernel-weighted values of nearby cells. The larger the sum, the higher the density estimate.</text:p>
        </text:list-item>
        <text:list-item>
          <text:p text:style-name="P67">Identify areas of high density: Once you have calculated the density estimate for each cell, you can identify areas of high density by finding local maxima. One way to achieve this is by applying a threshold to the density values and considering neighboring cells to determine if a cell is a local maximum.</text:p>
        </text:list-item>
        <text:list-item>
          <text:p text:style-name="P67">Determine the largest concentration: Finally, you can select the area with the largest concentration of large values by considering the size and shape of the identified high-density areas. This could involve finding clusters of adjacent cells with high density values.</text:p>
        </text:list-item>
      </text:list>
      <text:p text:style-name="P29"/>
      <text:list xml:id="list144145673323585" text:continue-list="list1656887195" text:style-name="L15">
        <text:list-item>
          <text:p text:style-name="P56">Age Vector</text:p>
        </text:list-item>
        <text:list-item>
          <text:p text:style-name="P56">Vector Priority Locking</text:p>
        </text:list-item>
        <text:list-item>
          <text:p text:style-name="P56">Travel Path</text:p>
        </text:list-item>
        <text:list-item>
          <text:p text:style-name="P56">Return Path</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27T15:39:33.315426384</meta:creation-date>
    <dc:date>2023-06-30T14:41:43.960315114</dc:date>
    <meta:editing-duration>PT16H18M9S</meta:editing-duration>
    <meta:editing-cycles>3</meta:editing-cycles>
    <meta:generator>LibreOffice/6.4.7.2$Linux_X86_64 LibreOffice_project/40$Build-2</meta:generator>
    <meta:document-statistic meta:table-count="0" meta:image-count="0" meta:object-count="0" meta:page-count="6" meta:paragraph-count="114" meta:word-count="1416" meta:character-count="9293" meta:non-whitespace-character-count="8030"/>
  </office:meta>
</office:document-meta>
</file>